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ffff66"/>
    </style:style>
    <style:style style:name="P11" style:family="paragraph" style:parent-style-name="Standard">
      <style:text-properties fo:background-color="#cccccc"/>
    </style:style>
    <style:style style:name="P12" style:family="paragraph" style:parent-style-name="Standard">
      <style:text-properties fo:background-color="#cc66ff"/>
    </style:style>
    <style:style style:name="P13" style:family="paragraph" style:parent-style-name="Standard">
      <style:text-properties fo:background-color="#ffcc00"/>
    </style:style>
    <style:style style:name="P14" style:family="paragraph" style:parent-style-name="Standard">
      <style:text-properties fo:background-color="#66ff99"/>
    </style:style>
    <style:style style:name="P15" style:family="paragraph" style:parent-style-name="Standard">
      <style:text-properties fo:background-color="#3399ff"/>
    </style:style>
    <style:style style:name="P16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2"/>
      <text:p text:style-name="P6">events die? </text:p>
      <text:p text:style-name="Standard"><text:span text:style-name="T1"><text:tab/>Run celery worker and scheduler to check</text:span></text:p>
      <text:p text:style-name="Standard"/>
      <text:p text:style-name="P9">more consistent language and display across all pages</text:p>
      <text:p text:style-name="P10"/>
      <text:p text:style-name="P13">Toggle Page</text:p>
      <text:p text:style-name="P13">finalize title and info section</text:p>
      <text:p text:style-name="P13">do images</text:p>
      <text:p text:style-name="P10"/>
      <text:p text:style-name="P14">COLOR SCHEME</text:p>
      <text:p text:style-name="Standard"/>
      <text:p text:style-name="P15">rooms_master == Dates on ownerless don't show year</text:p>
      <text:p text:style-name="Standard"/>
      <text:p text:style-name="Standard">can I create 'no availabilities'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ICE THINGS THAT PROB DONT MATTER</text:p>
      <text:p text:style-name="P8">AJAX would be something to learn about</text:p>
      <text:p text:style-name="P8"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1">CREATE NEW BOOKING ON ROOMS MASTER or not</text:p>
      <text:p text:style-name="P11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5T23:19:21.72</dc:date>
    <dc:creator>Trevor Pierson</dc:creator>
    <meta:editing-duration>P21DT17H32M57S</meta:editing-duration>
    <meta:editing-cycles>357</meta:editing-cycles>
    <meta:generator>OpenOffice/4.1.13$Win32 OpenOffice.org_project/4113m1$Build-9810</meta:generator>
    <meta:document-statistic meta:table-count="0" meta:image-count="0" meta:object-count="0" meta:page-count="2" meta:paragraph-count="43" meta:word-count="285" meta:character-count="1821"/>
  </office:meta>
</office:document-meta>
</file>